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3a5" officeooo:paragraph-rsid="001b570b"/>
    </style:style>
    <style:style style:name="P2" style:family="paragraph" style:parent-style-name="Standard">
      <style:text-properties officeooo:rsid="0018a3a5" officeooo:paragraph-rsid="001d4bd6"/>
    </style:style>
    <style:style style:name="P3" style:family="paragraph" style:parent-style-name="Standard">
      <style:text-properties officeooo:rsid="001d4bd6" officeooo:paragraph-rsid="001d4bd6"/>
    </style:style>
    <style:style style:name="P4" style:family="paragraph" style:parent-style-name="Standard">
      <style:text-properties officeooo:rsid="001ce055" officeooo:paragraph-rsid="001ce055"/>
    </style:style>
    <style:style style:name="P5" style:family="paragraph" style:parent-style-name="Standard">
      <style:text-properties fo:font-variant="normal" fo:text-transform="none" fo:color="#000000" style:font-name="arial" fo:font-size="9.75pt" fo:letter-spacing="normal" fo:font-style="normal" fo:font-weight="normal" officeooo:rsid="0018a3a5" officeooo:paragraph-rsid="001d4bd6"/>
    </style:style>
    <style:style style:name="P6" style:family="paragraph" style:parent-style-name="Standard">
      <style:text-properties fo:font-variant="normal" fo:text-transform="none" fo:color="#000000" style:font-name="arial" fo:font-size="9.75pt" fo:letter-spacing="normal" fo:font-style="normal" fo:font-weight="normal" officeooo:rsid="001d4bd6" officeooo:paragraph-rsid="001d4bd6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 officeooo:rsid="001d4bd6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normal" officeooo:rsid="0020033c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 officeooo:rsid="0021ba9b"/>
    </style:style>
    <style:style style:name="T5" style:family="text">
      <style:text-properties fo:font-variant="normal" fo:text-transform="none" fo:color="#0000ff" style:font-name="arial" fo:font-size="9.75pt" fo:letter-spacing="normal" fo:font-style="normal" fo:font-weight="normal"/>
    </style:style>
    <style:style style:name="T6" style:family="text">
      <style:text-properties fo:font-variant="normal" fo:text-transform="none" fo:color="#0000ff" style:font-name="arial" fo:font-size="9.75pt" fo:letter-spacing="normal" fo:font-style="normal" fo:font-weight="normal" officeooo:rsid="001d4b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scr</text:span><text:span text:style-name="T2">ipción de</text:span><text:span text:style-name="T1"> los elementos de la hoja de estilos:</text:span></text:p>
      <text:p text:style-name="P5"/>
      <text:p text:style-name="P2"><text:span text:style-name="T6">body {background-color: tan}<text:tab/><text:tab/></text:span><text:span text:style-name="T2">Poner un color de fondo en el body</text:span></text:p>
      <text:p text:style-name="P2"><text:span text:style-name="T6">h1 {color:maroon; font-size:20pt}</text:span><text:span text:style-name="T2"><text:tab/><text:tab/>Darle color y tamaño a “h1”</text:span></text:p>
      <text:p text:style-name="P3"><text:span text:style-name="T5">hr {color:navy}</text:span><text:span text:style-name="T1"> <text:s text:c="8"/><text:tab/><text:tab/><text:tab/>Darle color a las lineas “hr” <text:s text:c="11"/></text:span></text:p>
      <text:p text:style-name="P3"><text:span text:style-name="T5">p {font-size:12pt; margin-left: 15px}</text:span><text:span text:style-name="T1"> <text:tab/>Le da tamaño y </text:span><text:span text:style-name="T3">un</text:span><text:span text:style-name="T1"> margen a la izquierda a l</text:span><text:span text:style-name="T4">os</text:span><text:span text:style-name="T1"> párrafo</text:span></text:p>
      <text:p text:style-name="P3"><text:span text:style-name="T5">p.verse {color:maroon; margin-left: 60px}</text:span><text:span text:style-name="T1"> Le da color y </text:span><text:span text:style-name="T3">un</text:span><text:span text:style-name="T1"> margen a la izquierda al párrafo verse</text:span></text:p>
      <text:p text:style-name="P6"/>
      <text:p text:style-name="P3"><text:span text:style-name="T5">a:link <text:s text:c="4"/>{color:green}</text:span><text:span text:style-name="T1"> <text:tab/><text:tab/><text:tab/>Color de los links</text:span></text:p>
      <text:p text:style-name="P3"><text:span text:style-name="T5">a:visited <text:s/>{color:yellow}<text:tab/><text:tab/><text:tab/></text:span><text:span text:style-name="T1">Color de los links visitados</text:span></text:p>
      <text:p text:style-name="P3"><text:span text:style-name="T5">a:hover <text:s text:c="3"/>{color:black}</text:span><text:span text:style-name="T1"> <text:tab/><text:tab/><text:tab/>Color de los links en los que el ratón esta encima</text:span></text:p>
      <text:p text:style-name="P3"><text:span text:style-name="T5">a:active <text:s text:c="2"/>{color:blue}</text:span><text:span text:style-name="T1"> <text:tab/><text:tab/><text:tab/>Color del link activo</text:span></text:p>
      <text:p text:style-name="P2"><text:s/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04:16.455655252</meta:creation-date>
    <dc:date>2016-11-20T22:30:53.329000000</dc:date>
    <meta:editing-duration>PT10M50S</meta:editing-duration>
    <meta:editing-cycles>5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11" meta:word-count="101" meta:character-count="663" meta:non-whitespace-character-count="524"/>
  </office:meta>
</office:document-meta>
</file>